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f2dd" officeooo:paragraph-rsid="0013f2dd"/>
    </style:style>
    <style:style style:name="P2" style:family="paragraph" style:parent-style-name="Standard">
      <style:text-properties fo:language="en" fo:country="US" officeooo:rsid="0013f2dd" officeooo:paragraph-rsid="0016ceba"/>
    </style:style>
    <style:style style:name="P3" style:family="paragraph" style:parent-style-name="Standard">
      <style:text-properties fo:language="en" fo:country="US" officeooo:rsid="0013f2dd" officeooo:paragraph-rsid="0019fea1"/>
    </style:style>
    <style:style style:name="P4" style:family="paragraph" style:parent-style-name="Standard">
      <style:text-properties fo:language="en" fo:country="US" officeooo:rsid="0013f2dd" officeooo:paragraph-rsid="001c3aec"/>
    </style:style>
    <style:style style:name="P5" style:family="paragraph" style:parent-style-name="Standard">
      <style:text-properties fo:language="en" fo:country="US" officeooo:rsid="0016ceba" officeooo:paragraph-rsid="0016ceba"/>
    </style:style>
    <style:style style:name="P6" style:family="paragraph" style:parent-style-name="Standard">
      <style:text-properties fo:language="en" fo:country="US" officeooo:rsid="0019fea1" officeooo:paragraph-rsid="0019fea1"/>
    </style:style>
    <style:style style:name="P7" style:family="paragraph" style:parent-style-name="Standard">
      <style:text-properties fo:language="en" fo:country="US" officeooo:rsid="0019fea1" officeooo:paragraph-rsid="001a582e"/>
    </style:style>
    <style:style style:name="P8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0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1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P12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3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9fea1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4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5" style:family="paragraph" style:parent-style-name="Standard">
      <style:text-properties officeooo:paragraph-rsid="0016ceb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c3ae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9" style:family="paragraph" style:parent-style-name="Standard">
      <style:text-properties fo:color="#800000" fo:font-size="13pt" fo:language="en" fo:country="US" fo:font-weight="bold" officeooo:rsid="0013f2dd" officeooo:paragraph-rsid="0013f2d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21" style:family="paragraph" style:parent-style-name="Standard">
      <style:text-properties fo:language="en" fo:country="US" fo:font-style="italic" officeooo:rsid="0019fea1" officeooo:paragraph-rsid="0019fea1" style:font-style-asian="italic" style:font-style-complex="italic"/>
    </style:style>
    <style:style style:name="P22" style:family="paragraph" style:parent-style-name="Standard">
      <style:text-properties fo:language="en" fo:country="US" fo:font-style="italic" officeooo:rsid="0019fea1" officeooo:paragraph-rsid="001a582e" style:font-style-asian="italic" style:font-style-complex="italic"/>
    </style:style>
    <style:style style:name="T1" style:family="text">
      <style:text-properties officeooo:rsid="0019fea1"/>
    </style:style>
    <style:style style:name="T2" style:family="text">
      <style:text-properties officeooo:rsid="0013f2dd"/>
    </style:style>
    <style:style style:name="T3" style:family="text">
      <style:text-properties officeooo:rsid="001a582e"/>
    </style:style>
    <style:style style:name="T4" style:family="text">
      <style:text-properties officeooo:rsid="001c3aec"/>
    </style:style>
    <style:style style:name="T5" style:family="text">
      <style:text-properties officeooo:rsid="001eda46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nal questionnaire</text:p>
      <text:p text:style-name="P5"/>
      <text:p text:style-name="P5">Questions related to the comprehension of the dialogue.</text:p>
      <text:p text:style-name="P5"/>
      <text:p text:style-name="P21">[OTHER]</text:p>
      <text:p text:style-name="P1"/>
      <text:p text:style-name="P15">1. Speaker A takes the preferences of the other speaker into account in choosing a restaurant. </text:p>
      <text:p text:style-name="P2"/>
      <text:p text:style-name="P12">Strongly disagree <text:tab/>Disagree <text:s text:c="5"/>Neither agree nor disagree<text:tab/> Agree<text:tab/> <text:s text:c="4"/>Strongly agree</text:p>
      <text:p text:style-name="P2"/>
      <text:p text:style-name="P3">2. Speaker A only considers his own preferences in choosing a restaurant. </text:p>
      <text:p text:style-name="P3"/>
      <text:p text:style-name="P13">Strongly disagree <text:tab/>Disagree <text:s text:c="5"/>Neither agree nor disagree<text:tab/> Agree<text:tab/> <text:s text:c="4"/>Strongly agree</text:p>
      <text:p text:style-name="P3"/>
      <text:p text:style-name="P11"><text:span text:style-name="T1">3. </text:span>Speaker B <text:span text:style-name="T1">t</text:span>akes the preferences of the other speaker into account in choosing a restaurant. </text:p>
      <text:p text:style-name="P3"/>
      <text:p text:style-name="P12">Strongly disagree <text:tab/>Disagree <text:s text:c="5"/>Neither agree nor disagree<text:tab/> Agree<text:tab/> <text:s text:c="4"/>Strongly agree</text:p>
      <text:p text:style-name="P3"/>
      <text:p text:style-name="P3"><text:span text:style-name="T1">4. </text:span>Speaker B only considers his own preferences in choosing a restaurant. </text:p>
      <text:p text:style-name="P9"/>
      <text:p text:style-name="P13">Strongly disagree <text:tab/>Disagree <text:s text:c="5"/>Neither agree nor disagree<text:tab/> Agree<text:tab/> <text:s text:c="4"/>Strongly agree</text:p>
      <text:p text:style-name="P9"/>
      <text:p text:style-name="P6"><text:span text:style-name="T6">[DEMANDING]</text:span><text:span text:style-name="T2"><text:line-break/></text:span></text:p>
      <text:p text:style-name="P2"><text:span text:style-name="T4">5</text:span>. Speaker A is demanding concerning the choice of the restaurant. <text:bookmark text:name="__DdeLink__1368_334256028"/></text:p>
      <text:p text:style-name="P2"/>
      <text:p text:style-name="P12">Strongly disagree <text:tab/>Disagree <text:s text:c="5"/>Neither agree nor disagree<text:tab/> Agree<text:tab/> <text:s text:c="4"/>Strongly agree</text:p>
      <text:p text:style-name="P2"/>
      <text:p text:style-name="P2"><text:span text:style-name="T4">6</text:span>. Speaker <text:s/><text:span text:style-name="T4">A </text:span>is flexible in his choice of the restaurant. </text:p>
      <text:p text:style-name="P2"/>
      <text:p text:style-name="P12">Strongly disagree <text:tab/>Disagree <text:s text:c="5"/>Neither agree nor disagree<text:tab/> Agree<text:tab/> <text:s text:c="4"/>Strongly agree</text:p>
      <text:p text:style-name="P12"/>
      <text:p text:style-name="P4"><text:span text:style-name="T4">7</text:span>. Speaker <text:span text:style-name="T4">B</text:span> is demanding concerning the choice of the restaurant. <text:bookmark text:name="__DdeLink__1368_3342560281"/></text:p>
      <text:p text:style-name="P4"/>
      <text:p text:style-name="P14">Strongly disagree <text:tab/>Disagree <text:s text:c="5"/>Neither agree nor disagree<text:tab/> Agree<text:tab/> <text:s text:c="4"/>Strongly agree</text:p>
      <text:p text:style-name="P10"/>
      <text:p text:style-name="P4"><text:span text:style-name="T5">8</text:span>. Speaker <text:s/>B is flexible in his choice of the restaurant. </text:p>
      <text:p text:style-name="P4"/>
      <text:p text:style-name="P14">Strongly disagree <text:tab/>Disagree <text:s text:c="5"/>Neither agree nor disagree<text:tab/> Agree<text:tab/> <text:s text:c="4"/>Strongly agree</text:p>
      <text:p text:style-name="P7"/>
      <text:p text:style-name="P22">[<text:span text:style-name="T3">FLOW</text:span>]</text:p>
      <text:p text:style-name="P7"/>
      <text:p text:style-name="P2"><text:span text:style-name="T5">9</text:span>. Speaker A leads the dialogue. </text:p>
      <text:p text:style-name="P2"/>
      <text:p text:style-name="P12">Strongly disagree <text:tab/>Disagree <text:s text:c="5"/>Neither agree nor disagree<text:tab/> Agree<text:tab/> <text:s text:c="4"/>Strongly agree</text:p>
      <text:p text:style-name="P8"/>
      <text:p text:style-name="P4"><text:span text:style-name="T5">10</text:span>. Speaker <text:span text:style-name="T4">A</text:span> is being guided by the other speaker during the dialogue. </text:p>
      <text:p text:style-name="P16"/>
      <text:p text:style-name="P17">Strongly disagree <text:tab/>Disagree <text:s text:c="5"/>Neither agree nor disagree<text:tab/> Agree<text:tab/> <text:s text:c="4"/>Strongly agree</text:p>
      <text:p text:style-name="P2"/>
      <text:p text:style-name="P4"><text:span text:style-name="T5">11</text:span>. Speaker A leads the dialogue. </text:p>
      <text:p text:style-name="P4"/>
      <text:p text:style-name="P14">Strongly disagree <text:tab/>Disagree <text:s text:c="5"/>Neither agree nor disagree<text:tab/> Agree<text:tab/> <text:s text:c="4"/>Strongly agree</text:p>
      <text:p text:style-name="P10"/>
      <text:p text:style-name="P10"/>
      <text:p text:style-name="P2"><text:span text:style-name="T5">12</text:span>. Speaker B is being guided by the other speaker during the dialogue. </text:p>
      <text:p text:style-name="P18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8-25T11:29:01.243562917</dc:date>
    <meta:editing-duration>PT22H8M24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71" meta:character-count="1932" meta:non-whitespace-character-count="1531"/>
  </office:meta>
</office:document-meta>
</file>